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91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1925in"/>
    </style:style>
    <style:style style:name="co5" style:family="table-column">
      <style:table-column-properties fo:break-before="auto" style:column-width="0.757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7118in"/>
    </style:style>
    <style:style style:name="co8" style:family="table-column">
      <style:table-column-properties fo:break-before="auto" style:column-width="0.2929in"/>
    </style:style>
    <style:style style:name="co9" style:family="table-column">
      <style:table-column-properties fo:break-before="auto" style:column-width="0.7146in"/>
    </style:style>
    <style:style style:name="co10" style:family="table-column">
      <style:table-column-properties fo:break-before="auto" style:column-width="0.4799in"/>
    </style:style>
    <style:style style:name="co11" style:family="table-column">
      <style:table-column-properties fo:break-before="auto" style:column-width="0.2673in"/>
    </style:style>
    <style:style style:name="co12" style:family="table-column">
      <style:table-column-properties fo:break-before="auto" style:column-width="0.8154in"/>
    </style:style>
    <style:style style:name="co13" style:family="table-column">
      <style:table-column-properties fo:break-before="auto" style:column-width="0.8236in"/>
    </style:style>
    <style:style style:name="co14" style:family="table-column">
      <style:table-column-properties fo:break-before="auto" style:column-width="0.5307in"/>
    </style:style>
    <style:style style:name="co15" style:family="table-column">
      <style:table-column-properties fo:break-before="auto" style:column-width="0.3346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fo:background-color="#ccffff"/>
      <style:text-properties fo:font-weight="bold" style:font-weight-asian="bold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able-cell-properties fo:background-color="#ccffff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ce5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range</text:p>
          </table:table-cell>
          <table:table-cell table:style-name="ce1" office:value-type="string">
            <text:p>val</text:p>
          </table:table-cell>
          <table:table-cell table:style-name="ce1"/>
          <table:table-cell table:style-name="ce4" office:value-type="string">
            <text:p>percent</text:p>
          </table:table-cell>
          <table:table-cell table:style-name="ce4"/>
          <table:table-cell table:style-name="ce1" office:value-type="string">
            <text:p>method A</text:p>
          </table:table-cell>
          <table:table-cell table:style-name="ce4" office:value-type="string">
            <text:p><text:s/>A Percent</text:p>
          </table:table-cell>
          <table:table-cell table:style-name="ce6" office:value-type="string">
            <text:p>A err</text:p>
          </table:table-cell>
          <table:table-cell table:style-name="ce1"/>
          <table:table-cell table:style-name="ce1" office:value-type="string">
            <text:p>method B</text:p>
          </table:table-cell>
          <table:table-cell table:style-name="ce1" office:value-type="string">
            <text:p>B percent</text:p>
          </table:table-cell>
          <table:table-cell table:style-name="ce6" office:value-type="string">
            <text:p>B err</text:p>
          </table:table-cell>
          <table:table-cell table:style-name="ce1"/>
          <table:table-cell table:style-name="ce1" office:value-type="string">
            <text:p>cur method</text:p>
          </table:table-cell>
          <table:table-cell table:style-name="ce4" office:value-type="string">
            <text:p>cur percent</text:p>
          </table:table-cell>
          <table:table-cell table:style-name="ce6" office:value-type="string">
            <text:p>cur err</text:p>
          </table:table-cell>
          <table:table-cell table:style-name="ce1"/>
          <table:table-cell table:style-name="ce1" office:value-type="string">
            <text:p>method D</text:p>
          </table:table-cell>
          <table:table-cell table:style-name="ce4" office:value-type="string">
            <text:p><text:s/>D Percent</text:p>
          </table:table-cell>
          <table:table-cell table:style-name="ce6" office:value-type="string">
            <text:p>D err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50">
            <text:p>50</text:p>
          </table:table-cell>
          <table:table-cell/>
          <table:table-cell table:formula="of:=[.B3]/[.A3]" office:value-type="percentage" office:value="0.0244140625">
            <text:p>2%</text:p>
          </table:table-cell>
          <table:table-cell/>
          <table:table-cell table:formula="of:=FLOOR([.$B3]*16/  FLOOR([.$A3]/8; 1;1 ) ; 1; 1 )" office:value-type="float" office:value="3">
            <text:p>3</text:p>
          </table:table-cell>
          <table:table-cell table:formula="of:=[.F3]/128" office:value-type="percentage" office:value="0.0234375">
            <text:p>2%</text:p>
          </table:table-cell>
          <table:table-cell table:formula="of:=[.G3]-[.$D3]" office:value-type="percentage" office:value="-0.0009765625">
            <text:p>-0.1%</text:p>
          </table:table-cell>
          <table:table-cell/>
          <table:table-cell table:style-name="ce7" table:formula="of:=FLOOR([.$B3]*16/[.$A3]; 1; 1 ) * 8" office:value-type="float" office:value="0">
            <text:p>0</text:p>
          </table:table-cell>
          <table:table-cell table:style-name="ce3" table:formula="of:=[.J3]/128" office:value-type="percentage" office:value="0">
            <text:p>0%</text:p>
          </table:table-cell>
          <table:table-cell table:formula="of:=[.K3]-[.$D3]" office:value-type="percentage" office:value="-0.0244140625">
            <text:p>-2.4%</text:p>
          </table:table-cell>
          <table:table-cell/>
          <table:table-cell table:formula="of:=FLOOR( FLOOR([.$B3]*8/  FLOOR([.$A3]/256; 1;1 ) ; 1; 1 ) / 16; 1; 1)" office:value-type="float" office:value="3">
            <text:p>3</text:p>
          </table:table-cell>
          <table:table-cell table:style-name="ce3" table:formula="of:=[.N3]/128" office:value-type="percentage" office:value="0.0234375">
            <text:p>2%</text:p>
          </table:table-cell>
          <table:table-cell table:formula="of:=[.O3]-[.$D3]" office:value-type="percentage" office:value="-0.0009765625">
            <text:p>-0.1%</text:p>
          </table:table-cell>
          <table:table-cell/>
          <table:table-cell table:formula="of:=FLOOR([.$B3]*8/  FLOOR([.$A3]/16; 1;1 ) ; 1; 1 )" office:value-type="float" office:value="3">
            <text:p>3</text:p>
          </table:table-cell>
          <table:table-cell table:style-name="ce3" table:formula="of:=[.R3]/128" office:value-type="percentage" office:value="0.0234375">
            <text:p>2%</text:p>
          </table:table-cell>
          <table:table-cell table:style-name="ce5" table:formula="of:=[.S3]-[.$D3]" office:value-type="percentage" office:value="-0.0009765625">
            <text:p>-0.1%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4]/[.A4]" office:value-type="percentage" office:value="0.146484375">
            <text:p>15%</text:p>
          </table:table-cell>
          <table:table-cell/>
          <table:table-cell table:formula="of:=FLOOR([.$B4]*16/  FLOOR([.$A4]/8; 1;1 ) ; 1; 1 )" office:value-type="float" office:value="18">
            <text:p>18</text:p>
          </table:table-cell>
          <table:table-cell table:formula="of:=[.F4]/128" office:value-type="percentage" office:value="0.140625">
            <text:p>14%</text:p>
          </table:table-cell>
          <table:table-cell table:formula="of:=[.G4]-[.$D4]" office:value-type="percentage" office:value="-0.005859375">
            <text:p>-0.6%</text:p>
          </table:table-cell>
          <table:table-cell/>
          <table:table-cell table:style-name="ce7" table:formula="of:=FLOOR([.$B4]*16/[.$A4]; 1; 1 ) * 8" office:value-type="float" office:value="16">
            <text:p>16</text:p>
          </table:table-cell>
          <table:table-cell table:style-name="ce3" table:formula="of:=[.J4]/128" office:value-type="percentage" office:value="0.125">
            <text:p>13%</text:p>
          </table:table-cell>
          <table:table-cell table:formula="of:=[.K4]-[.$D4]" office:value-type="percentage" office:value="-0.021484375">
            <text:p>-2.1%</text:p>
          </table:table-cell>
          <table:table-cell/>
          <table:table-cell table:formula="of:=FLOOR( FLOOR([.$B4]*8/  FLOOR([.$A4]/256; 1;1 ) ; 1; 1 ) / 16; 1; 1)" office:value-type="float" office:value="18">
            <text:p>18</text:p>
          </table:table-cell>
          <table:table-cell table:style-name="ce3" table:formula="of:=[.N4]/128" office:value-type="percentage" office:value="0.140625">
            <text:p>14%</text:p>
          </table:table-cell>
          <table:table-cell table:formula="of:=[.O4]-[.$D4]" office:value-type="percentage" office:value="-0.005859375">
            <text:p>-0.6%</text:p>
          </table:table-cell>
          <table:table-cell/>
          <table:table-cell table:formula="of:=FLOOR([.$B4]*8/  FLOOR([.$A4]/16; 1;1 ) ; 1; 1 )" office:value-type="float" office:value="18">
            <text:p>18</text:p>
          </table:table-cell>
          <table:table-cell table:style-name="ce3" table:formula="of:=[.R4]/128" office:value-type="percentage" office:value="0.140625">
            <text:p>14%</text:p>
          </table:table-cell>
          <table:table-cell table:style-name="ce5" table:formula="of:=[.S4]-[.$D4]" office:value-type="percentage" office:value="-0.005859375">
            <text:p>-0.6%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1024">
            <text:p>1024</text:p>
          </table:table-cell>
          <table:table-cell/>
          <table:table-cell table:formula="of:=[.B5]/[.A5]" office:value-type="percentage" office:value="0.5">
            <text:p>50%</text:p>
          </table:table-cell>
          <table:table-cell/>
          <table:table-cell table:formula="of:=FLOOR([.$B5]*16/  FLOOR([.$A5]/8; 1;1 ) ; 1; 1 )" office:value-type="float" office:value="64">
            <text:p>64</text:p>
          </table:table-cell>
          <table:table-cell table:formula="of:=[.F5]/128" office:value-type="percentage" office:value="0.5">
            <text:p>50%</text:p>
          </table:table-cell>
          <table:table-cell table:formula="of:=[.G5]-[.$D5]" office:value-type="percentage" office:value="0">
            <text:p>0.0%</text:p>
          </table:table-cell>
          <table:table-cell/>
          <table:table-cell table:style-name="ce7" table:formula="of:=FLOOR([.$B5]*16/[.$A5]; 1; 1 ) * 8" office:value-type="float" office:value="64">
            <text:p>64</text:p>
          </table:table-cell>
          <table:table-cell table:style-name="ce3" table:formula="of:=[.J5]/128" office:value-type="percentage" office:value="0.5">
            <text:p>50%</text:p>
          </table:table-cell>
          <table:table-cell table:formula="of:=[.K5]-[.$D5]" office:value-type="percentage" office:value="0">
            <text:p>0.0%</text:p>
          </table:table-cell>
          <table:table-cell/>
          <table:table-cell table:formula="of:=FLOOR( FLOOR([.$B5]*8/  FLOOR([.$A5]/256; 1;1 ) ; 1; 1 ) / 16; 1; 1)" office:value-type="float" office:value="64">
            <text:p>64</text:p>
          </table:table-cell>
          <table:table-cell table:style-name="ce3" table:formula="of:=[.N5]/128" office:value-type="percentage" office:value="0.5">
            <text:p>50%</text:p>
          </table:table-cell>
          <table:table-cell table:formula="of:=[.O5]-[.$D5]" office:value-type="percentage" office:value="0">
            <text:p>0.0%</text:p>
          </table:table-cell>
          <table:table-cell/>
          <table:table-cell table:formula="of:=FLOOR([.$B5]*8/  FLOOR([.$A5]/16; 1;1 ) ; 1; 1 )" office:value-type="float" office:value="64">
            <text:p>64</text:p>
          </table:table-cell>
          <table:table-cell table:style-name="ce3" table:formula="of:=[.R5]/128" office:value-type="percentage" office:value="0.5">
            <text:p>50%</text:p>
          </table:table-cell>
          <table:table-cell table:style-name="ce5" table:formula="of:=[.S5]-[.$D5]" office:value-type="percentage" office:value="0">
            <text:p>0.0%</text:p>
          </table:table-cell>
        </table:table-row>
        <table:table-row table:style-name="ro1">
          <table:table-cell table:style-name="ce2" office:value-type="float" office:value="2048">
            <text:p>2048</text:p>
          </table:table-cell>
          <table:table-cell table:style-name="ce2" office:value-type="float" office:value="1500">
            <text:p>1500</text:p>
          </table:table-cell>
          <table:table-cell/>
          <table:table-cell table:formula="of:=[.B6]/[.A6]" office:value-type="percentage" office:value="0.732421875">
            <text:p>73%</text:p>
          </table:table-cell>
          <table:table-cell/>
          <table:table-cell table:formula="of:=FLOOR([.$B6]*16/  FLOOR([.$A6]/8; 1;1 ) ; 1; 1 )" office:value-type="float" office:value="93">
            <text:p>93</text:p>
          </table:table-cell>
          <table:table-cell table:formula="of:=[.F6]/128" office:value-type="percentage" office:value="0.7265625">
            <text:p>73%</text:p>
          </table:table-cell>
          <table:table-cell table:formula="of:=[.G6]-[.$D6]" office:value-type="percentage" office:value="-0.005859375">
            <text:p>-0.6%</text:p>
          </table:table-cell>
          <table:table-cell/>
          <table:table-cell table:style-name="ce7" table:formula="of:=FLOOR([.$B6]*16/[.$A6]; 1; 1 ) * 8" office:value-type="float" office:value="88">
            <text:p>88</text:p>
          </table:table-cell>
          <table:table-cell table:style-name="ce3" table:formula="of:=[.J6]/128" office:value-type="percentage" office:value="0.6875">
            <text:p>69%</text:p>
          </table:table-cell>
          <table:table-cell table:formula="of:=[.K6]-[.$D6]" office:value-type="percentage" office:value="-0.044921875">
            <text:p>-4.5%</text:p>
          </table:table-cell>
          <table:table-cell/>
          <table:table-cell table:formula="of:=FLOOR( FLOOR([.$B6]*8/  FLOOR([.$A6]/256; 1;1 ) ; 1; 1 ) / 16; 1; 1)" office:value-type="float" office:value="93">
            <text:p>93</text:p>
          </table:table-cell>
          <table:table-cell table:style-name="ce3" table:formula="of:=[.N6]/128" office:value-type="percentage" office:value="0.7265625">
            <text:p>73%</text:p>
          </table:table-cell>
          <table:table-cell table:formula="of:=[.O6]-[.$D6]" office:value-type="percentage" office:value="-0.005859375">
            <text:p>-0.6%</text:p>
          </table:table-cell>
          <table:table-cell/>
          <table:table-cell table:formula="of:=FLOOR([.$B6]*8/  FLOOR([.$A6]/16; 1;1 ) ; 1; 1 )" office:value-type="float" office:value="93">
            <text:p>93</text:p>
          </table:table-cell>
          <table:table-cell table:style-name="ce3" table:formula="of:=[.R6]/128" office:value-type="percentage" office:value="0.7265625">
            <text:p>73%</text:p>
          </table:table-cell>
          <table:table-cell table:style-name="ce5" table:formula="of:=[.S6]-[.$D6]" office:value-type="percentage" office:value="-0.005859375">
            <text:p>-0.6%</text:p>
          </table:table-cell>
        </table:table-row>
        <table:table-row table:style-name="ro1">
          <table:table-cell table:number-columns-repeated="2" table:style-name="ce2" office:value-type="float" office:value="2048">
            <text:p>2048</text:p>
          </table:table-cell>
          <table:table-cell/>
          <table:table-cell table:formula="of:=[.B7]/[.A7]" office:value-type="percentage" office:value="1">
            <text:p>100%</text:p>
          </table:table-cell>
          <table:table-cell/>
          <table:table-cell table:formula="of:=FLOOR([.$B7]*16/  FLOOR([.$A7]/8; 1;1 ) ; 1; 1 )" office:value-type="float" office:value="128">
            <text:p>128</text:p>
          </table:table-cell>
          <table:table-cell table:formula="of:=[.F7]/128" office:value-type="percentage" office:value="1">
            <text:p>100%</text:p>
          </table:table-cell>
          <table:table-cell table:formula="of:=[.G7]-[.$D7]" office:value-type="percentage" office:value="0">
            <text:p>0.0%</text:p>
          </table:table-cell>
          <table:table-cell/>
          <table:table-cell table:style-name="ce7" table:formula="of:=FLOOR([.$B7]*16/[.$A7]; 1; 1 ) * 8" office:value-type="float" office:value="128">
            <text:p>128</text:p>
          </table:table-cell>
          <table:table-cell table:style-name="ce3" table:formula="of:=[.J7]/128" office:value-type="percentage" office:value="1">
            <text:p>100%</text:p>
          </table:table-cell>
          <table:table-cell table:formula="of:=[.K7]-[.$D7]" office:value-type="percentage" office:value="0">
            <text:p>0.0%</text:p>
          </table:table-cell>
          <table:table-cell/>
          <table:table-cell table:formula="of:=FLOOR( FLOOR([.$B7]*8/  FLOOR([.$A7]/256; 1;1 ) ; 1; 1 ) / 16; 1; 1)" office:value-type="float" office:value="128">
            <text:p>128</text:p>
          </table:table-cell>
          <table:table-cell table:style-name="ce3" table:formula="of:=[.N7]/128" office:value-type="percentage" office:value="1">
            <text:p>100%</text:p>
          </table:table-cell>
          <table:table-cell table:formula="of:=[.O7]-[.$D7]" office:value-type="percentage" office:value="0">
            <text:p>0.0%</text:p>
          </table:table-cell>
          <table:table-cell/>
          <table:table-cell table:formula="of:=FLOOR([.$B7]*8/  FLOOR([.$A7]/16; 1;1 ) ; 1; 1 )" office:value-type="float" office:value="128">
            <text:p>128</text:p>
          </table:table-cell>
          <table:table-cell table:style-name="ce3" table:formula="of:=[.R7]/128" office:value-type="percentage" office:value="1">
            <text:p>100%</text:p>
          </table:table-cell>
          <table:table-cell table:style-name="ce5" table:formula="of:=[.S7]-[.$D7]" office:value-type="percentage" office:value="0">
            <text:p>0.0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30">
            <text:p>30</text:p>
          </table:table-cell>
          <table:table-cell/>
          <table:table-cell table:formula="of:=[.B8]/[.A8]" office:value-type="percentage" office:value="0.0157894736842105">
            <text:p>2%</text:p>
          </table:table-cell>
          <table:table-cell/>
          <table:table-cell table:formula="of:=FLOOR([.$B8]*16/  FLOOR([.$A8]/8; 1;1 ) ; 1; 1 )" office:value-type="float" office:value="2">
            <text:p>2</text:p>
          </table:table-cell>
          <table:table-cell table:formula="of:=[.F8]/128" office:value-type="percentage" office:value="0.015625">
            <text:p>2%</text:p>
          </table:table-cell>
          <table:table-cell table:formula="of:=[.G8]-[.$D8]" office:value-type="percentage" office:value="-0.000164473684210527">
            <text:p>0.0%</text:p>
          </table:table-cell>
          <table:table-cell/>
          <table:table-cell table:style-name="ce7" table:formula="of:=FLOOR([.$B8]*16/[.$A8]; 1; 1 ) * 8" office:value-type="float" office:value="0">
            <text:p>0</text:p>
          </table:table-cell>
          <table:table-cell table:style-name="ce3" table:formula="of:=[.J8]/128" office:value-type="percentage" office:value="0">
            <text:p>0%</text:p>
          </table:table-cell>
          <table:table-cell table:formula="of:=[.K8]-[.$D8]" office:value-type="percentage" office:value="-0.0157894736842105">
            <text:p>-1.6%</text:p>
          </table:table-cell>
          <table:table-cell/>
          <table:table-cell table:formula="of:=FLOOR( FLOOR([.$B8]*8/  FLOOR([.$A8]/256; 1;1 ) ; 1; 1 ) / 16; 1; 1)" office:value-type="float" office:value="2">
            <text:p>2</text:p>
          </table:table-cell>
          <table:table-cell table:style-name="ce3" table:formula="of:=[.N8]/128" office:value-type="percentage" office:value="0.015625">
            <text:p>2%</text:p>
          </table:table-cell>
          <table:table-cell table:formula="of:=[.O8]-[.$D8]" office:value-type="percentage" office:value="-0.000164473684210527">
            <text:p>0.0%</text:p>
          </table:table-cell>
          <table:table-cell/>
          <table:table-cell table:formula="of:=FLOOR([.$B8]*8/  FLOOR([.$A8]/16; 1;1 ) ; 1; 1 )" office:value-type="float" office:value="2">
            <text:p>2</text:p>
          </table:table-cell>
          <table:table-cell table:style-name="ce3" table:formula="of:=[.R8]/128" office:value-type="percentage" office:value="0.015625">
            <text:p>2%</text:p>
          </table:table-cell>
          <table:table-cell table:style-name="ce5" table:formula="of:=[.S8]-[.$D8]" office:value-type="percentage" office:value="-0.000164473684210527">
            <text:p>0.0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9]/[.A9]" office:value-type="percentage" office:value="0.157894736842105">
            <text:p>16%</text:p>
          </table:table-cell>
          <table:table-cell/>
          <table:table-cell table:formula="of:=FLOOR([.$B9]*16/  FLOOR([.$A9]/8; 1;1 ) ; 1; 1 )" office:value-type="float" office:value="20">
            <text:p>20</text:p>
          </table:table-cell>
          <table:table-cell table:formula="of:=[.F9]/128" office:value-type="percentage" office:value="0.15625">
            <text:p>16%</text:p>
          </table:table-cell>
          <table:table-cell table:formula="of:=[.G9]-[.$D9]" office:value-type="percentage" office:value="-0.00164473684210525">
            <text:p>-0.2%</text:p>
          </table:table-cell>
          <table:table-cell/>
          <table:table-cell table:style-name="ce7" table:formula="of:=FLOOR([.$B9]*16/[.$A9]; 1; 1 ) * 8" office:value-type="float" office:value="16">
            <text:p>16</text:p>
          </table:table-cell>
          <table:table-cell table:style-name="ce3" table:formula="of:=[.J9]/128" office:value-type="percentage" office:value="0.125">
            <text:p>13%</text:p>
          </table:table-cell>
          <table:table-cell table:formula="of:=[.K9]-[.$D9]" office:value-type="percentage" office:value="-0.0328947368421053">
            <text:p>-3.3%</text:p>
          </table:table-cell>
          <table:table-cell/>
          <table:table-cell table:formula="of:=FLOOR( FLOOR([.$B9]*8/  FLOOR([.$A9]/256; 1;1 ) ; 1; 1 ) / 16; 1; 1)" office:value-type="float" office:value="21">
            <text:p>21</text:p>
          </table:table-cell>
          <table:table-cell table:style-name="ce3" table:formula="of:=[.N9]/128" office:value-type="percentage" office:value="0.1640625">
            <text:p>16%</text:p>
          </table:table-cell>
          <table:table-cell table:formula="of:=[.O9]-[.$D9]" office:value-type="percentage" office:value="0.00616776315789475">
            <text:p>0.6%</text:p>
          </table:table-cell>
          <table:table-cell/>
          <table:table-cell table:formula="of:=FLOOR([.$B9]*8/  FLOOR([.$A9]/16; 1;1 ) ; 1; 1 )" office:value-type="float" office:value="20">
            <text:p>20</text:p>
          </table:table-cell>
          <table:table-cell table:style-name="ce3" table:formula="of:=[.R9]/128" office:value-type="percentage" office:value="0.15625">
            <text:p>16%</text:p>
          </table:table-cell>
          <table:table-cell table:style-name="ce5" table:formula="of:=[.S9]-[.$D9]" office:value-type="percentage" office:value="-0.00164473684210525">
            <text:p>-0.2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10]/[.A10]" office:value-type="percentage" office:value="0.5">
            <text:p>50%</text:p>
          </table:table-cell>
          <table:table-cell/>
          <table:table-cell table:formula="of:=FLOOR([.$B10]*16/  FLOOR([.$A10]/8; 1;1 ) ; 1; 1 )" office:value-type="float" office:value="64">
            <text:p>64</text:p>
          </table:table-cell>
          <table:table-cell table:formula="of:=[.F10]/128" office:value-type="percentage" office:value="0.5">
            <text:p>50%</text:p>
          </table:table-cell>
          <table:table-cell table:formula="of:=[.G10]-[.$D10]" office:value-type="percentage" office:value="0">
            <text:p>0.0%</text:p>
          </table:table-cell>
          <table:table-cell/>
          <table:table-cell table:style-name="ce7" table:formula="of:=FLOOR([.$B10]*16/[.$A10]; 1; 1 ) * 8" office:value-type="float" office:value="64">
            <text:p>64</text:p>
          </table:table-cell>
          <table:table-cell table:style-name="ce3" table:formula="of:=[.J10]/128" office:value-type="percentage" office:value="0.5">
            <text:p>50%</text:p>
          </table:table-cell>
          <table:table-cell table:formula="of:=[.K10]-[.$D10]" office:value-type="percentage" office:value="0">
            <text:p>0.0%</text:p>
          </table:table-cell>
          <table:table-cell/>
          <table:table-cell table:formula="of:=FLOOR( FLOOR([.$B10]*8/  FLOOR([.$A10]/256; 1;1 ) ; 1; 1 ) / 16; 1; 1)" office:value-type="float" office:value="67">
            <text:p>67</text:p>
          </table:table-cell>
          <table:table-cell table:style-name="ce3" table:formula="of:=[.N10]/128" office:value-type="percentage" office:value="0.5234375">
            <text:p>52%</text:p>
          </table:table-cell>
          <table:table-cell table:formula="of:=[.O10]-[.$D10]" office:value-type="percentage" office:value="0.0234375">
            <text:p>2.3%</text:p>
          </table:table-cell>
          <table:table-cell/>
          <table:table-cell table:formula="of:=FLOOR([.$B10]*8/  FLOOR([.$A10]/16; 1;1 ) ; 1; 1 )" office:value-type="float" office:value="64">
            <text:p>64</text:p>
          </table:table-cell>
          <table:table-cell table:style-name="ce3" table:formula="of:=[.R10]/128" office:value-type="percentage" office:value="0.5">
            <text:p>50%</text:p>
          </table:table-cell>
          <table:table-cell table:style-name="ce5" table:formula="of:=[.S10]-[.$D10]" office:value-type="percentage" office:value="0">
            <text:p>0.0%</text:p>
          </table:table-cell>
        </table:table-row>
        <table:table-row table:style-name="ro1">
          <table:table-cell table:style-name="ce2" office:value-type="float" office:value="1900">
            <text:p>1900</text:p>
          </table:table-cell>
          <table:table-cell table:style-name="ce2" office:value-type="float" office:value="1700">
            <text:p>1700</text:p>
          </table:table-cell>
          <table:table-cell/>
          <table:table-cell table:formula="of:=[.B11]/[.A11]" office:value-type="percentage" office:value="0.894736842105263">
            <text:p>89%</text:p>
          </table:table-cell>
          <table:table-cell/>
          <table:table-cell table:formula="of:=FLOOR([.$B11]*16/  FLOOR([.$A11]/8; 1;1 ) ; 1; 1 )" office:value-type="float" office:value="114">
            <text:p>114</text:p>
          </table:table-cell>
          <table:table-cell table:formula="of:=[.F11]/128" office:value-type="percentage" office:value="0.890625">
            <text:p>89%</text:p>
          </table:table-cell>
          <table:table-cell table:formula="of:=[.G11]-[.$D11]" office:value-type="percentage" office:value="-0.00411184210526316">
            <text:p>-0.4%</text:p>
          </table:table-cell>
          <table:table-cell/>
          <table:table-cell table:style-name="ce7" table:formula="of:=FLOOR([.$B11]*16/[.$A11]; 1; 1 ) * 8" office:value-type="float" office:value="112">
            <text:p>112</text:p>
          </table:table-cell>
          <table:table-cell table:style-name="ce3" table:formula="of:=[.J11]/128" office:value-type="percentage" office:value="0.875">
            <text:p>88%</text:p>
          </table:table-cell>
          <table:table-cell table:formula="of:=[.K11]-[.$D11]" office:value-type="percentage" office:value="-0.0197368421052632">
            <text:p>-2.0%</text:p>
          </table:table-cell>
          <table:table-cell/>
          <table:table-cell table:formula="of:=FLOOR( FLOOR([.$B11]*8/  FLOOR([.$A11]/256; 1;1 ) ; 1; 1 ) / 16; 1; 1)" office:value-type="float" office:value="121">
            <text:p>121</text:p>
          </table:table-cell>
          <table:table-cell table:style-name="ce3" table:formula="of:=[.N11]/128" office:value-type="percentage" office:value="0.9453125">
            <text:p>95%</text:p>
          </table:table-cell>
          <table:table-cell table:formula="of:=[.O11]-[.$D11]" office:value-type="percentage" office:value="0.0505756578947368">
            <text:p>5.1%</text:p>
          </table:table-cell>
          <table:table-cell/>
          <table:table-cell table:formula="of:=FLOOR([.$B11]*8/  FLOOR([.$A11]/16; 1;1 ) ; 1; 1 )" office:value-type="float" office:value="115">
            <text:p>115</text:p>
          </table:table-cell>
          <table:table-cell table:style-name="ce3" table:formula="of:=[.R11]/128" office:value-type="percentage" office:value="0.8984375">
            <text:p>90%</text:p>
          </table:table-cell>
          <table:table-cell table:style-name="ce5" table:formula="of:=[.S11]-[.$D11]" office:value-type="percentage" office:value="0.00370065789473684">
            <text:p>0.4%</text:p>
          </table:table-cell>
        </table:table-row>
        <table:table-row table:style-name="ro1">
          <table:table-cell table:number-columns-repeated="2" table:style-name="ce2" office:value-type="float" office:value="1900">
            <text:p>1900</text:p>
          </table:table-cell>
          <table:table-cell/>
          <table:table-cell table:formula="of:=[.B12]/[.A12]" office:value-type="percentage" office:value="1">
            <text:p>100%</text:p>
          </table:table-cell>
          <table:table-cell/>
          <table:table-cell table:formula="of:=FLOOR([.$B12]*16/  FLOOR([.$A12]/8; 1;1 ) ; 1; 1 )" office:value-type="float" office:value="128">
            <text:p>128</text:p>
          </table:table-cell>
          <table:table-cell table:formula="of:=[.F12]/128" office:value-type="percentage" office:value="1">
            <text:p>100%</text:p>
          </table:table-cell>
          <table:table-cell table:formula="of:=[.G12]-[.$D12]" office:value-type="percentage" office:value="0">
            <text:p>0.0%</text:p>
          </table:table-cell>
          <table:table-cell/>
          <table:table-cell table:style-name="ce7" table:formula="of:=FLOOR([.$B12]*16/[.$A12]; 1; 1 ) * 8" office:value-type="float" office:value="128">
            <text:p>128</text:p>
          </table:table-cell>
          <table:table-cell table:style-name="ce3" table:formula="of:=[.J12]/128" office:value-type="percentage" office:value="1">
            <text:p>100%</text:p>
          </table:table-cell>
          <table:table-cell table:formula="of:=[.K12]-[.$D12]" office:value-type="percentage" office:value="0">
            <text:p>0.0%</text:p>
          </table:table-cell>
          <table:table-cell/>
          <table:table-cell table:formula="of:=FLOOR( FLOOR([.$B12]*8/  FLOOR([.$A12]/256; 1;1 ) ; 1; 1 ) / 16; 1; 1)" office:value-type="float" office:value="135">
            <text:p>135</text:p>
          </table:table-cell>
          <table:table-cell table:style-name="ce3" table:formula="of:=[.N12]/128" office:value-type="percentage" office:value="1.0546875">
            <text:p>105%</text:p>
          </table:table-cell>
          <table:table-cell table:formula="of:=[.O12]-[.$D12]" office:value-type="percentage" office:value="0.0546875">
            <text:p>5.5%</text:p>
          </table:table-cell>
          <table:table-cell/>
          <table:table-cell table:formula="of:=FLOOR([.$B12]*8/  FLOOR([.$A12]/16; 1;1 ) ; 1; 1 )" office:value-type="float" office:value="128">
            <text:p>128</text:p>
          </table:table-cell>
          <table:table-cell table:style-name="ce3" table:formula="of:=[.R12]/128" office:value-type="percentage" office:value="1">
            <text:p>100%</text:p>
          </table:table-cell>
          <table:table-cell table:style-name="ce5" table:formula="of:=[.S12]-[.$D12]" office:value-type="percentage" office:value="0">
            <text:p>0.0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20">
            <text:p>20</text:p>
          </table:table-cell>
          <table:table-cell/>
          <table:table-cell table:formula="of:=[.B13]/[.A13]" office:value-type="percentage" office:value="0.0129032258064516">
            <text:p>1%</text:p>
          </table:table-cell>
          <table:table-cell/>
          <table:table-cell table:formula="of:=FLOOR([.$B13]*16/  FLOOR([.$A13]/8; 1;1 ) ; 1; 1 )" office:value-type="float" office:value="1">
            <text:p>1</text:p>
          </table:table-cell>
          <table:table-cell table:formula="of:=[.F13]/128" office:value-type="percentage" office:value="0.0078125">
            <text:p>1%</text:p>
          </table:table-cell>
          <table:table-cell table:formula="of:=[.G13]-[.$D13]" office:value-type="percentage" office:value="-0.00509072580645161">
            <text:p>-0.5%</text:p>
          </table:table-cell>
          <table:table-cell/>
          <table:table-cell table:style-name="ce7" table:formula="of:=FLOOR([.$B13]*16/[.$A13]; 1; 1 ) * 8" office:value-type="float" office:value="0">
            <text:p>0</text:p>
          </table:table-cell>
          <table:table-cell table:style-name="ce3" table:formula="of:=[.J13]/128" office:value-type="percentage" office:value="0">
            <text:p>0%</text:p>
          </table:table-cell>
          <table:table-cell table:formula="of:=[.K13]-[.$D13]" office:value-type="percentage" office:value="-0.0129032258064516">
            <text:p>-1.3%</text:p>
          </table:table-cell>
          <table:table-cell/>
          <table:table-cell table:formula="of:=FLOOR( FLOOR([.$B13]*8/  FLOOR([.$A13]/256; 1;1 ) ; 1; 1 ) / 16; 1; 1)" office:value-type="float" office:value="1">
            <text:p>1</text:p>
          </table:table-cell>
          <table:table-cell table:style-name="ce3" table:formula="of:=[.N13]/128" office:value-type="percentage" office:value="0.0078125">
            <text:p>1%</text:p>
          </table:table-cell>
          <table:table-cell table:formula="of:=[.O13]-[.$D13]" office:value-type="percentage" office:value="-0.00509072580645161">
            <text:p>-0.5%</text:p>
          </table:table-cell>
          <table:table-cell/>
          <table:table-cell table:formula="of:=FLOOR([.$B13]*8/  FLOOR([.$A13]/16; 1;1 ) ; 1; 1 )" office:value-type="float" office:value="1">
            <text:p>1</text:p>
          </table:table-cell>
          <table:table-cell table:style-name="ce3" table:formula="of:=[.R13]/128" office:value-type="percentage" office:value="0.0078125">
            <text:p>1%</text:p>
          </table:table-cell>
          <table:table-cell table:style-name="ce5" table:formula="of:=[.S13]-[.$D13]" office:value-type="percentage" office:value="-0.00509072580645161">
            <text:p>-0.5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14]/[.A14]" office:value-type="percentage" office:value="0.193548387096774">
            <text:p>19%</text:p>
          </table:table-cell>
          <table:table-cell/>
          <table:table-cell table:formula="of:=FLOOR([.$B14]*16/  FLOOR([.$A14]/8; 1;1 ) ; 1; 1 )" office:value-type="float" office:value="24">
            <text:p>24</text:p>
          </table:table-cell>
          <table:table-cell table:formula="of:=[.F14]/128" office:value-type="percentage" office:value="0.1875">
            <text:p>19%</text:p>
          </table:table-cell>
          <table:table-cell table:formula="of:=[.G14]-[.$D14]" office:value-type="percentage" office:value="-0.00604838709677419">
            <text:p>-0.6%</text:p>
          </table:table-cell>
          <table:table-cell/>
          <table:table-cell table:style-name="ce7" table:formula="of:=FLOOR([.$B14]*16/[.$A14]; 1; 1 ) * 8" office:value-type="float" office:value="24">
            <text:p>24</text:p>
          </table:table-cell>
          <table:table-cell table:style-name="ce3" table:formula="of:=[.J14]/128" office:value-type="percentage" office:value="0.1875">
            <text:p>19%</text:p>
          </table:table-cell>
          <table:table-cell table:formula="of:=[.K14]-[.$D14]" office:value-type="percentage" office:value="-0.00604838709677419">
            <text:p>-0.6%</text:p>
          </table:table-cell>
          <table:table-cell/>
          <table:table-cell table:formula="of:=FLOOR( FLOOR([.$B14]*8/  FLOOR([.$A14]/256; 1;1 ) ; 1; 1 ) / 16; 1; 1)" office:value-type="float" office:value="25">
            <text:p>25</text:p>
          </table:table-cell>
          <table:table-cell table:style-name="ce3" table:formula="of:=[.N14]/128" office:value-type="percentage" office:value="0.1953125">
            <text:p>20%</text:p>
          </table:table-cell>
          <table:table-cell table:formula="of:=[.O14]-[.$D14]" office:value-type="percentage" office:value="0.00176411290322581">
            <text:p>0.2%</text:p>
          </table:table-cell>
          <table:table-cell/>
          <table:table-cell table:formula="of:=FLOOR([.$B14]*8/  FLOOR([.$A14]/16; 1;1 ) ; 1; 1 )" office:value-type="float" office:value="25">
            <text:p>25</text:p>
          </table:table-cell>
          <table:table-cell table:style-name="ce3" table:formula="of:=[.R14]/128" office:value-type="percentage" office:value="0.1953125">
            <text:p>20%</text:p>
          </table:table-cell>
          <table:table-cell table:style-name="ce5" table:formula="of:=[.S14]-[.$D14]" office:value-type="percentage" office:value="0.00176411290322581">
            <text:p>0.2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15]/[.A15]" office:value-type="percentage" office:value="0.612903225806452">
            <text:p>61%</text:p>
          </table:table-cell>
          <table:table-cell/>
          <table:table-cell table:formula="of:=FLOOR([.$B15]*16/  FLOOR([.$A15]/8; 1;1 ) ; 1; 1 )" office:value-type="float" office:value="78">
            <text:p>78</text:p>
          </table:table-cell>
          <table:table-cell table:formula="of:=[.F15]/128" office:value-type="percentage" office:value="0.609375">
            <text:p>61%</text:p>
          </table:table-cell>
          <table:table-cell table:formula="of:=[.G15]-[.$D15]" office:value-type="percentage" office:value="-0.00352822580645162">
            <text:p>-0.4%</text:p>
          </table:table-cell>
          <table:table-cell/>
          <table:table-cell table:style-name="ce7" table:formula="of:=FLOOR([.$B15]*16/[.$A15]; 1; 1 ) * 8" office:value-type="float" office:value="72">
            <text:p>72</text:p>
          </table:table-cell>
          <table:table-cell table:style-name="ce3" table:formula="of:=[.J15]/128" office:value-type="percentage" office:value="0.5625">
            <text:p>56%</text:p>
          </table:table-cell>
          <table:table-cell table:formula="of:=[.K15]-[.$D15]" office:value-type="percentage" office:value="-0.0504032258064516">
            <text:p>-5.0%</text:p>
          </table:table-cell>
          <table:table-cell/>
          <table:table-cell table:formula="of:=FLOOR( FLOOR([.$B15]*8/  FLOOR([.$A15]/256; 1;1 ) ; 1; 1 ) / 16; 1; 1)" office:value-type="float" office:value="79">
            <text:p>79</text:p>
          </table:table-cell>
          <table:table-cell table:style-name="ce3" table:formula="of:=[.N15]/128" office:value-type="percentage" office:value="0.6171875">
            <text:p>62%</text:p>
          </table:table-cell>
          <table:table-cell table:formula="of:=[.O15]-[.$D15]" office:value-type="percentage" office:value="0.00428427419354838">
            <text:p>0.4%</text:p>
          </table:table-cell>
          <table:table-cell/>
          <table:table-cell table:formula="of:=FLOOR([.$B15]*8/  FLOOR([.$A15]/16; 1;1 ) ; 1; 1 )" office:value-type="float" office:value="79">
            <text:p>79</text:p>
          </table:table-cell>
          <table:table-cell table:style-name="ce3" table:formula="of:=[.R15]/128" office:value-type="percentage" office:value="0.6171875">
            <text:p>62%</text:p>
          </table:table-cell>
          <table:table-cell table:style-name="ce5" table:formula="of:=[.S15]-[.$D15]" office:value-type="percentage" office:value="0.00428427419354838">
            <text:p>0.4%</text:p>
          </table:table-cell>
        </table:table-row>
        <table:table-row table:style-name="ro1">
          <table:table-cell table:style-name="ce2" office:value-type="float" office:value="1550">
            <text:p>1550</text:p>
          </table:table-cell>
          <table:table-cell table:style-name="ce2" office:value-type="float" office:value="1500">
            <text:p>1500</text:p>
          </table:table-cell>
          <table:table-cell/>
          <table:table-cell table:formula="of:=[.B16]/[.A16]" office:value-type="percentage" office:value="0.967741935483871">
            <text:p>97%</text:p>
          </table:table-cell>
          <table:table-cell/>
          <table:table-cell table:formula="of:=FLOOR([.$B16]*16/  FLOOR([.$A16]/8; 1;1 ) ; 1; 1 )" office:value-type="float" office:value="124">
            <text:p>124</text:p>
          </table:table-cell>
          <table:table-cell table:formula="of:=[.F16]/128" office:value-type="percentage" office:value="0.96875">
            <text:p>97%</text:p>
          </table:table-cell>
          <table:table-cell table:formula="of:=[.G16]-[.$D16]" office:value-type="percentage" office:value="0.001008064516129">
            <text:p>0.1%</text:p>
          </table:table-cell>
          <table:table-cell/>
          <table:table-cell table:style-name="ce7" table:formula="of:=FLOOR([.$B16]*16/[.$A16]; 1; 1 ) * 8" office:value-type="float" office:value="120">
            <text:p>120</text:p>
          </table:table-cell>
          <table:table-cell table:style-name="ce3" table:formula="of:=[.J16]/128" office:value-type="percentage" office:value="0.9375">
            <text:p>94%</text:p>
          </table:table-cell>
          <table:table-cell table:formula="of:=[.K16]-[.$D16]" office:value-type="percentage" office:value="-0.030241935483871">
            <text:p>-3.0%</text:p>
          </table:table-cell>
          <table:table-cell/>
          <table:table-cell table:formula="of:=FLOOR( FLOOR([.$B16]*8/  FLOOR([.$A16]/256; 1;1 ) ; 1; 1 ) / 16; 1; 1)" office:value-type="float" office:value="125">
            <text:p>125</text:p>
          </table:table-cell>
          <table:table-cell table:style-name="ce3" table:formula="of:=[.N16]/128" office:value-type="percentage" office:value="0.9765625">
            <text:p>98%</text:p>
          </table:table-cell>
          <table:table-cell table:formula="of:=[.O16]-[.$D16]" office:value-type="percentage" office:value="0.008820564516129">
            <text:p>0.9%</text:p>
          </table:table-cell>
          <table:table-cell/>
          <table:table-cell table:formula="of:=FLOOR([.$B16]*8/  FLOOR([.$A16]/16; 1;1 ) ; 1; 1 )" office:value-type="float" office:value="125">
            <text:p>125</text:p>
          </table:table-cell>
          <table:table-cell table:style-name="ce3" table:formula="of:=[.R16]/128" office:value-type="percentage" office:value="0.9765625">
            <text:p>98%</text:p>
          </table:table-cell>
          <table:table-cell table:style-name="ce5" table:formula="of:=[.S16]-[.$D16]" office:value-type="percentage" office:value="0.008820564516129">
            <text:p>0.9%</text:p>
          </table:table-cell>
        </table:table-row>
        <table:table-row table:style-name="ro1">
          <table:table-cell table:number-columns-repeated="2" table:style-name="ce2" office:value-type="float" office:value="1550">
            <text:p>1550</text:p>
          </table:table-cell>
          <table:table-cell/>
          <table:table-cell table:formula="of:=[.B17]/[.A17]" office:value-type="percentage" office:value="1">
            <text:p>100%</text:p>
          </table:table-cell>
          <table:table-cell/>
          <table:table-cell table:formula="of:=FLOOR([.$B17]*16/  FLOOR([.$A17]/8; 1;1 ) ; 1; 1 )" office:value-type="float" office:value="128">
            <text:p>128</text:p>
          </table:table-cell>
          <table:table-cell table:formula="of:=[.F17]/128" office:value-type="percentage" office:value="1">
            <text:p>100%</text:p>
          </table:table-cell>
          <table:table-cell table:formula="of:=[.G17]-[.$D17]" office:value-type="percentage" office:value="0">
            <text:p>0.0%</text:p>
          </table:table-cell>
          <table:table-cell/>
          <table:table-cell table:style-name="ce7" table:formula="of:=FLOOR([.$B17]*16/[.$A17]; 1; 1 ) * 8" office:value-type="float" office:value="128">
            <text:p>128</text:p>
          </table:table-cell>
          <table:table-cell table:style-name="ce3" table:formula="of:=[.J17]/128" office:value-type="percentage" office:value="1">
            <text:p>100%</text:p>
          </table:table-cell>
          <table:table-cell table:formula="of:=[.K17]-[.$D17]" office:value-type="percentage" office:value="0">
            <text:p>0.0%</text:p>
          </table:table-cell>
          <table:table-cell/>
          <table:table-cell table:formula="of:=FLOOR( FLOOR([.$B17]*8/  FLOOR([.$A17]/256; 1;1 ) ; 1; 1 ) / 16; 1; 1)" office:value-type="float" office:value="129">
            <text:p>129</text:p>
          </table:table-cell>
          <table:table-cell table:style-name="ce3" table:formula="of:=[.N17]/128" office:value-type="percentage" office:value="1.0078125">
            <text:p>101%</text:p>
          </table:table-cell>
          <table:table-cell table:formula="of:=[.O17]-[.$D17]" office:value-type="percentage" office:value="0.0078125">
            <text:p>0.8%</text:p>
          </table:table-cell>
          <table:table-cell/>
          <table:table-cell table:formula="of:=FLOOR([.$B17]*8/  FLOOR([.$A17]/16; 1;1 ) ; 1; 1 )" office:value-type="float" office:value="129">
            <text:p>129</text:p>
          </table:table-cell>
          <table:table-cell table:style-name="ce3" table:formula="of:=[.R17]/128" office:value-type="percentage" office:value="1.0078125">
            <text:p>101%</text:p>
          </table:table-cell>
          <table:table-cell table:style-name="ce5" table:formula="of:=[.S17]-[.$D17]" office:value-type="percentage" office:value="0.0078125">
            <text:p>0.8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20">
            <text:p>20</text:p>
          </table:table-cell>
          <table:table-cell/>
          <table:table-cell table:formula="of:=[.B18]/[.A18]" office:value-type="percentage" office:value="0.02">
            <text:p>2%</text:p>
          </table:table-cell>
          <table:table-cell/>
          <table:table-cell table:formula="of:=FLOOR([.$B18]*16/  FLOOR([.$A18]/8; 1;1 ) ; 1; 1 )" office:value-type="float" office:value="2">
            <text:p>2</text:p>
          </table:table-cell>
          <table:table-cell table:formula="of:=[.F18]/128" office:value-type="percentage" office:value="0.015625">
            <text:p>2%</text:p>
          </table:table-cell>
          <table:table-cell table:formula="of:=[.G18]-[.$D18]" office:value-type="percentage" office:value="-0.004375">
            <text:p>-0.4%</text:p>
          </table:table-cell>
          <table:table-cell/>
          <table:table-cell table:style-name="ce7" table:formula="of:=FLOOR([.$B18]*16/[.$A18]; 1; 1 ) * 8" office:value-type="float" office:value="0">
            <text:p>0</text:p>
          </table:table-cell>
          <table:table-cell table:style-name="ce3" table:formula="of:=[.J18]/128" office:value-type="percentage" office:value="0">
            <text:p>0%</text:p>
          </table:table-cell>
          <table:table-cell table:formula="of:=[.K18]-[.$D18]" office:value-type="percentage" office:value="-0.02">
            <text:p>-2.0%</text:p>
          </table:table-cell>
          <table:table-cell/>
          <table:table-cell table:formula="of:=FLOOR( FLOOR([.$B18]*8/  FLOOR([.$A18]/256; 1;1 ) ; 1; 1 ) / 16; 1; 1)" office:value-type="float" office:value="3">
            <text:p>3</text:p>
          </table:table-cell>
          <table:table-cell table:style-name="ce3" table:formula="of:=[.N18]/128" office:value-type="percentage" office:value="0.0234375">
            <text:p>2%</text:p>
          </table:table-cell>
          <table:table-cell table:formula="of:=[.O18]-[.$D18]" office:value-type="percentage" office:value="0.0034375">
            <text:p>0.3%</text:p>
          </table:table-cell>
          <table:table-cell/>
          <table:table-cell table:formula="of:=FLOOR([.$B18]*8/  FLOOR([.$A18]/16; 1;1 ) ; 1; 1 )" office:value-type="float" office:value="2">
            <text:p>2</text:p>
          </table:table-cell>
          <table:table-cell table:style-name="ce3" table:formula="of:=[.R18]/128" office:value-type="percentage" office:value="0.015625">
            <text:p>2%</text:p>
          </table:table-cell>
          <table:table-cell table:style-name="ce5" table:formula="of:=[.S18]-[.$D18]" office:value-type="percentage" office:value="-0.004375">
            <text:p>-0.4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300">
            <text:p>300</text:p>
          </table:table-cell>
          <table:table-cell/>
          <table:table-cell table:formula="of:=[.B19]/[.A19]" office:value-type="percentage" office:value="0.3">
            <text:p>30%</text:p>
          </table:table-cell>
          <table:table-cell/>
          <table:table-cell table:formula="of:=FLOOR([.$B19]*16/  FLOOR([.$A19]/8; 1;1 ) ; 1; 1 )" office:value-type="float" office:value="38">
            <text:p>38</text:p>
          </table:table-cell>
          <table:table-cell table:formula="of:=[.F19]/128" office:value-type="percentage" office:value="0.296875">
            <text:p>30%</text:p>
          </table:table-cell>
          <table:table-cell table:formula="of:=[.G19]-[.$D19]" office:value-type="percentage" office:value="-0.00312499999999999">
            <text:p>-0.3%</text:p>
          </table:table-cell>
          <table:table-cell/>
          <table:table-cell table:style-name="ce7" table:formula="of:=FLOOR([.$B19]*16/[.$A19]; 1; 1 ) * 8" office:value-type="float" office:value="32">
            <text:p>32</text:p>
          </table:table-cell>
          <table:table-cell table:style-name="ce3" table:formula="of:=[.J19]/128" office:value-type="percentage" office:value="0.25">
            <text:p>25%</text:p>
          </table:table-cell>
          <table:table-cell table:formula="of:=[.K19]-[.$D19]" office:value-type="percentage" office:value="-0.05">
            <text:p>-5.0%</text:p>
          </table:table-cell>
          <table:table-cell/>
          <table:table-cell table:formula="of:=FLOOR( FLOOR([.$B19]*8/  FLOOR([.$A19]/256; 1;1 ) ; 1; 1 ) / 16; 1; 1)" office:value-type="float" office:value="50">
            <text:p>50</text:p>
          </table:table-cell>
          <table:table-cell table:style-name="ce3" table:formula="of:=[.N19]/128" office:value-type="percentage" office:value="0.390625">
            <text:p>39%</text:p>
          </table:table-cell>
          <table:table-cell table:formula="of:=[.O19]-[.$D19]" office:value-type="percentage" office:value="0.090625">
            <text:p>9.1%</text:p>
          </table:table-cell>
          <table:table-cell/>
          <table:table-cell table:formula="of:=FLOOR([.$B19]*8/  FLOOR([.$A19]/16; 1;1 ) ; 1; 1 )" office:value-type="float" office:value="38">
            <text:p>38</text:p>
          </table:table-cell>
          <table:table-cell table:style-name="ce3" table:formula="of:=[.R19]/128" office:value-type="percentage" office:value="0.296875">
            <text:p>30%</text:p>
          </table:table-cell>
          <table:table-cell table:style-name="ce5" table:formula="of:=[.S19]-[.$D19]" office:value-type="percentage" office:value="-0.00312499999999999">
            <text:p>-0.3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20]/[.A20]" office:value-type="percentage" office:value="0.95">
            <text:p>95%</text:p>
          </table:table-cell>
          <table:table-cell/>
          <table:table-cell table:formula="of:=FLOOR([.$B20]*16/  FLOOR([.$A20]/8; 1;1 ) ; 1; 1 )" office:value-type="float" office:value="121">
            <text:p>121</text:p>
          </table:table-cell>
          <table:table-cell table:formula="of:=[.F20]/128" office:value-type="percentage" office:value="0.9453125">
            <text:p>95%</text:p>
          </table:table-cell>
          <table:table-cell table:formula="of:=[.G20]-[.$D20]" office:value-type="percentage" office:value="-0.00468749999999996">
            <text:p>-0.5%</text:p>
          </table:table-cell>
          <table:table-cell/>
          <table:table-cell table:style-name="ce7" table:formula="of:=FLOOR([.$B20]*16/[.$A20]; 1; 1 ) * 8" office:value-type="float" office:value="120">
            <text:p>120</text:p>
          </table:table-cell>
          <table:table-cell table:style-name="ce3" table:formula="of:=[.J20]/128" office:value-type="percentage" office:value="0.9375">
            <text:p>94%</text:p>
          </table:table-cell>
          <table:table-cell table:formula="of:=[.K20]-[.$D20]" office:value-type="percentage" office:value="-0.0125">
            <text:p>-1.3%</text:p>
          </table:table-cell>
          <table:table-cell/>
          <table:table-cell table:formula="of:=FLOOR( FLOOR([.$B20]*8/  FLOOR([.$A20]/256; 1;1 ) ; 1; 1 ) / 16; 1; 1)" office:value-type="float" office:value="158">
            <text:p>158</text:p>
          </table:table-cell>
          <table:table-cell table:style-name="ce3" table:formula="of:=[.N20]/128" office:value-type="percentage" office:value="1.234375">
            <text:p>123%</text:p>
          </table:table-cell>
          <table:table-cell table:formula="of:=[.O20]-[.$D20]" office:value-type="percentage" office:value="0.284375">
            <text:p>28.4%</text:p>
          </table:table-cell>
          <table:table-cell/>
          <table:table-cell table:formula="of:=FLOOR([.$B20]*8/  FLOOR([.$A20]/16; 1;1 ) ; 1; 1 )" office:value-type="float" office:value="122">
            <text:p>122</text:p>
          </table:table-cell>
          <table:table-cell table:style-name="ce3" table:formula="of:=[.R20]/128" office:value-type="percentage" office:value="0.953125">
            <text:p>95%</text:p>
          </table:table-cell>
          <table:table-cell table:style-name="ce5" table:formula="of:=[.S20]-[.$D20]" office:value-type="percentage" office:value="0.00312500000000004">
            <text:p>0.3%</text:p>
          </table:table-cell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950">
            <text:p>950</text:p>
          </table:table-cell>
          <table:table-cell/>
          <table:table-cell table:formula="of:=[.B21]/[.A21]" office:value-type="percentage" office:value="0.95">
            <text:p>95%</text:p>
          </table:table-cell>
          <table:table-cell/>
          <table:table-cell table:formula="of:=FLOOR([.$B21]*16/  FLOOR([.$A21]/8; 1;1 ) ; 1; 1 )" office:value-type="float" office:value="121">
            <text:p>121</text:p>
          </table:table-cell>
          <table:table-cell table:formula="of:=[.F21]/128" office:value-type="percentage" office:value="0.9453125">
            <text:p>95%</text:p>
          </table:table-cell>
          <table:table-cell table:formula="of:=[.G21]-[.$D21]" office:value-type="percentage" office:value="-0.00468749999999996">
            <text:p>-0.5%</text:p>
          </table:table-cell>
          <table:table-cell/>
          <table:table-cell table:style-name="ce7" table:formula="of:=FLOOR([.$B21]*16/[.$A21]; 1; 1 ) * 8" office:value-type="float" office:value="120">
            <text:p>120</text:p>
          </table:table-cell>
          <table:table-cell table:style-name="ce3" table:formula="of:=[.J21]/128" office:value-type="percentage" office:value="0.9375">
            <text:p>94%</text:p>
          </table:table-cell>
          <table:table-cell table:formula="of:=[.K21]-[.$D21]" office:value-type="percentage" office:value="-0.0125">
            <text:p>-1.3%</text:p>
          </table:table-cell>
          <table:table-cell/>
          <table:table-cell table:formula="of:=FLOOR( FLOOR([.$B21]*8/  FLOOR([.$A21]/256; 1;1 ) ; 1; 1 ) / 16; 1; 1)" office:value-type="float" office:value="158">
            <text:p>158</text:p>
          </table:table-cell>
          <table:table-cell table:style-name="ce3" table:formula="of:=[.N21]/128" office:value-type="percentage" office:value="1.234375">
            <text:p>123%</text:p>
          </table:table-cell>
          <table:table-cell table:formula="of:=[.O21]-[.$D21]" office:value-type="percentage" office:value="0.284375">
            <text:p>28.4%</text:p>
          </table:table-cell>
          <table:table-cell/>
          <table:table-cell table:formula="of:=FLOOR([.$B21]*8/  FLOOR([.$A21]/16; 1;1 ) ; 1; 1 )" office:value-type="float" office:value="122">
            <text:p>122</text:p>
          </table:table-cell>
          <table:table-cell table:style-name="ce3" table:formula="of:=[.R21]/128" office:value-type="percentage" office:value="0.953125">
            <text:p>95%</text:p>
          </table:table-cell>
          <table:table-cell table:style-name="ce5" table:formula="of:=[.S21]-[.$D21]" office:value-type="percentage" office:value="0.00312500000000004">
            <text:p>0.3%</text:p>
          </table:table-cell>
        </table:table-row>
        <table:table-row table:style-name="ro1">
          <table:table-cell table:number-columns-repeated="2" table:style-name="ce2" office:value-type="float" office:value="1000">
            <text:p>1000</text:p>
          </table:table-cell>
          <table:table-cell/>
          <table:table-cell table:formula="of:=[.B22]/[.A22]" office:value-type="percentage" office:value="1">
            <text:p>100%</text:p>
          </table:table-cell>
          <table:table-cell/>
          <table:table-cell table:formula="of:=FLOOR([.$B22]*16/  FLOOR([.$A22]/8; 1;1 ) ; 1; 1 )" office:value-type="float" office:value="128">
            <text:p>128</text:p>
          </table:table-cell>
          <table:table-cell table:formula="of:=[.F22]/128" office:value-type="percentage" office:value="1">
            <text:p>100%</text:p>
          </table:table-cell>
          <table:table-cell table:formula="of:=[.G22]-[.$D22]" office:value-type="percentage" office:value="0">
            <text:p>0.0%</text:p>
          </table:table-cell>
          <table:table-cell/>
          <table:table-cell table:style-name="ce7" table:formula="of:=FLOOR([.$B22]*16/[.$A22]; 1; 1 ) * 8" office:value-type="float" office:value="128">
            <text:p>128</text:p>
          </table:table-cell>
          <table:table-cell table:style-name="ce3" table:formula="of:=[.J22]/128" office:value-type="percentage" office:value="1">
            <text:p>100%</text:p>
          </table:table-cell>
          <table:table-cell table:formula="of:=[.K22]-[.$D22]" office:value-type="percentage" office:value="0">
            <text:p>0.0%</text:p>
          </table:table-cell>
          <table:table-cell/>
          <table:table-cell table:formula="of:=FLOOR( FLOOR([.$B22]*8/  FLOOR([.$A22]/256; 1;1 ) ; 1; 1 ) / 16; 1; 1)" office:value-type="float" office:value="166">
            <text:p>166</text:p>
          </table:table-cell>
          <table:table-cell table:style-name="ce3" table:formula="of:=[.N22]/128" office:value-type="percentage" office:value="1.296875">
            <text:p>130%</text:p>
          </table:table-cell>
          <table:table-cell table:formula="of:=[.O22]-[.$D22]" office:value-type="percentage" office:value="0.296875">
            <text:p>29.7%</text:p>
          </table:table-cell>
          <table:table-cell/>
          <table:table-cell table:formula="of:=FLOOR([.$B22]*8/  FLOOR([.$A22]/16; 1;1 ) ; 1; 1 )" office:value-type="float" office:value="129">
            <text:p>129</text:p>
          </table:table-cell>
          <table:table-cell table:style-name="ce3" table:formula="of:=[.R22]/128" office:value-type="percentage" office:value="1.0078125">
            <text:p>101%</text:p>
          </table:table-cell>
          <table:table-cell table:style-name="ce5" table:formula="of:=[.S22]-[.$D22]" office:value-type="percentage" office:value="0.0078125">
            <text:p>0.8%</text:p>
          </table:table-cell>
        </table:table-row>
        <table:table-row table:style-name="ro1">
          <table:table-cell table:number-columns-repeated="2" table:style-name="ce2" office:value-type="float" office:value="2000">
            <text:p>2000</text:p>
          </table:table-cell>
          <table:table-cell/>
          <table:table-cell table:formula="of:=[.B23]/[.A23]" office:value-type="percentage" office:value="1">
            <text:p>100%</text:p>
          </table:table-cell>
          <table:table-cell/>
          <table:table-cell table:formula="of:=FLOOR([.$B23]*16/  FLOOR([.$A23]/8; 1;1 ) ; 1; 1 )" office:value-type="float" office:value="128">
            <text:p>128</text:p>
          </table:table-cell>
          <table:table-cell table:formula="of:=[.F23]/128" office:value-type="percentage" office:value="1">
            <text:p>100%</text:p>
          </table:table-cell>
          <table:table-cell table:formula="of:=[.G23]-[.$D23]" office:value-type="percentage" office:value="0">
            <text:p>0.0%</text:p>
          </table:table-cell>
          <table:table-cell/>
          <table:table-cell table:style-name="ce7" table:formula="of:=FLOOR([.$B23]*16/[.$A23]; 1; 1 ) * 8" office:value-type="float" office:value="128">
            <text:p>128</text:p>
          </table:table-cell>
          <table:table-cell table:style-name="ce3" table:formula="of:=[.J23]/128" office:value-type="percentage" office:value="1">
            <text:p>100%</text:p>
          </table:table-cell>
          <table:table-cell table:formula="of:=[.K23]-[.$D23]" office:value-type="percentage" office:value="0">
            <text:p>0.0%</text:p>
          </table:table-cell>
          <table:table-cell/>
          <table:table-cell table:formula="of:=FLOOR( FLOOR([.$B23]*8/  FLOOR([.$A23]/256; 1;1 ) ; 1; 1 ) / 16; 1; 1)" office:value-type="float" office:value="142">
            <text:p>142</text:p>
          </table:table-cell>
          <table:table-cell table:style-name="ce3" table:formula="of:=[.N23]/128" office:value-type="percentage" office:value="1.109375">
            <text:p>111%</text:p>
          </table:table-cell>
          <table:table-cell table:formula="of:=[.O23]-[.$D23]" office:value-type="percentage" office:value="0.109375">
            <text:p>10.9%</text:p>
          </table:table-cell>
          <table:table-cell/>
          <table:table-cell table:formula="of:=FLOOR([.$B23]*8/  FLOOR([.$A23]/16; 1;1 ) ; 1; 1 )" office:value-type="float" office:value="128">
            <text:p>128</text:p>
          </table:table-cell>
          <table:table-cell table:style-name="ce3" table:formula="of:=[.R23]/128" office:value-type="percentage" office:value="1">
            <text:p>100%</text:p>
          </table:table-cell>
          <table:table-cell table:style-name="ce5" table:formula="of:=[.S23]-[.$D23]" office:value-type="percentage" office:value="0">
            <text:p>0.0%</text:p>
          </table:table-cell>
        </table:table-row>
        <table:table-row table:style-name="ro1">
          <table:table-cell table:number-columns-repeated="2" table:style-name="ce2" office:value-type="float" office:value="1900">
            <text:p>1900</text:p>
          </table:table-cell>
          <table:table-cell/>
          <table:table-cell table:formula="of:=[.B24]/[.A24]" office:value-type="percentage" office:value="1">
            <text:p>100%</text:p>
          </table:table-cell>
          <table:table-cell/>
          <table:table-cell table:formula="of:=FLOOR([.$B24]*16/  FLOOR([.$A24]/8; 1;1 ) ; 1; 1 )" office:value-type="float" office:value="128">
            <text:p>128</text:p>
          </table:table-cell>
          <table:table-cell table:formula="of:=[.F24]/128" office:value-type="percentage" office:value="1">
            <text:p>100%</text:p>
          </table:table-cell>
          <table:table-cell table:formula="of:=[.G24]-[.$D24]" office:value-type="percentage" office:value="0">
            <text:p>0.0%</text:p>
          </table:table-cell>
          <table:table-cell/>
          <table:table-cell table:style-name="ce7" table:formula="of:=FLOOR([.$B24]*16/[.$A24]; 1; 1 ) * 8" office:value-type="float" office:value="128">
            <text:p>128</text:p>
          </table:table-cell>
          <table:table-cell table:style-name="ce3" table:formula="of:=[.J24]/128" office:value-type="percentage" office:value="1">
            <text:p>100%</text:p>
          </table:table-cell>
          <table:table-cell table:formula="of:=[.K24]-[.$D24]" office:value-type="percentage" office:value="0">
            <text:p>0.0%</text:p>
          </table:table-cell>
          <table:table-cell/>
          <table:table-cell table:formula="of:=FLOOR( FLOOR([.$B24]*8/  FLOOR([.$A24]/256; 1;1 ) ; 1; 1 ) / 16; 1; 1)" office:value-type="float" office:value="135">
            <text:p>135</text:p>
          </table:table-cell>
          <table:table-cell table:style-name="ce3" table:formula="of:=[.N24]/128" office:value-type="percentage" office:value="1.0546875">
            <text:p>105%</text:p>
          </table:table-cell>
          <table:table-cell table:formula="of:=[.O24]-[.$D24]" office:value-type="percentage" office:value="0.0546875">
            <text:p>5.5%</text:p>
          </table:table-cell>
          <table:table-cell/>
          <table:table-cell table:formula="of:=FLOOR([.$B24]*8/  FLOOR([.$A24]/16; 1;1 ) ; 1; 1 )" office:value-type="float" office:value="128">
            <text:p>128</text:p>
          </table:table-cell>
          <table:table-cell table:style-name="ce3" table:formula="of:=[.R24]/128" office:value-type="percentage" office:value="1">
            <text:p>100%</text:p>
          </table:table-cell>
          <table:table-cell table:style-name="ce5" table:formula="of:=[.S24]-[.$D24]" office:value-type="percentage" office:value="0">
            <text:p>0.0%</text:p>
          </table:table-cell>
        </table:table-row>
        <table:table-row table:style-name="ro1">
          <table:table-cell table:number-columns-repeated="2" table:style-name="ce2" office:value-type="float" office:value="1800">
            <text:p>1800</text:p>
          </table:table-cell>
          <table:table-cell/>
          <table:table-cell table:formula="of:=[.B25]/[.A25]" office:value-type="percentage" office:value="1">
            <text:p>100%</text:p>
          </table:table-cell>
          <table:table-cell/>
          <table:table-cell table:formula="of:=FLOOR([.$B25]*16/  FLOOR([.$A25]/8; 1;1 ) ; 1; 1 )" office:value-type="float" office:value="128">
            <text:p>128</text:p>
          </table:table-cell>
          <table:table-cell table:formula="of:=[.F25]/128" office:value-type="percentage" office:value="1">
            <text:p>100%</text:p>
          </table:table-cell>
          <table:table-cell table:formula="of:=[.G25]-[.$D25]" office:value-type="percentage" office:value="0">
            <text:p>0.0%</text:p>
          </table:table-cell>
          <table:table-cell/>
          <table:table-cell table:style-name="ce7" table:formula="of:=FLOOR([.$B25]*16/[.$A25]; 1; 1 ) * 8" office:value-type="float" office:value="128">
            <text:p>128</text:p>
          </table:table-cell>
          <table:table-cell table:style-name="ce3" table:formula="of:=[.J25]/128" office:value-type="percentage" office:value="1">
            <text:p>100%</text:p>
          </table:table-cell>
          <table:table-cell table:formula="of:=[.K25]-[.$D25]" office:value-type="percentage" office:value="0">
            <text:p>0.0%</text:p>
          </table:table-cell>
          <table:table-cell/>
          <table:table-cell table:formula="of:=FLOOR( FLOOR([.$B25]*8/  FLOOR([.$A25]/256; 1;1 ) ; 1; 1 ) / 16; 1; 1)" office:value-type="float" office:value="128">
            <text:p>128</text:p>
          </table:table-cell>
          <table:table-cell table:style-name="ce3" table:formula="of:=[.N25]/128" office:value-type="percentage" office:value="1">
            <text:p>100%</text:p>
          </table:table-cell>
          <table:table-cell table:formula="of:=[.O25]-[.$D25]" office:value-type="percentage" office:value="0">
            <text:p>0.0%</text:p>
          </table:table-cell>
          <table:table-cell/>
          <table:table-cell table:formula="of:=FLOOR([.$B25]*8/  FLOOR([.$A25]/16; 1;1 ) ; 1; 1 )" office:value-type="float" office:value="128">
            <text:p>128</text:p>
          </table:table-cell>
          <table:table-cell table:style-name="ce3" table:formula="of:=[.R25]/128" office:value-type="percentage" office:value="1">
            <text:p>100%</text:p>
          </table:table-cell>
          <table:table-cell table:style-name="ce5" table:formula="of:=[.S25]-[.$D25]" office:value-type="percentage" office:value="0">
            <text:p>0.0%</text:p>
          </table:table-cell>
        </table:table-row>
        <table:table-row table:style-name="ro1">
          <table:table-cell table:number-columns-repeated="2" table:style-name="ce2" office:value-type="float" office:value="1700">
            <text:p>1700</text:p>
          </table:table-cell>
          <table:table-cell/>
          <table:table-cell table:formula="of:=[.B26]/[.A26]" office:value-type="percentage" office:value="1">
            <text:p>100%</text:p>
          </table:table-cell>
          <table:table-cell/>
          <table:table-cell table:formula="of:=FLOOR([.$B26]*16/  FLOOR([.$A26]/8; 1;1 ) ; 1; 1 )" office:value-type="float" office:value="128">
            <text:p>128</text:p>
          </table:table-cell>
          <table:table-cell table:formula="of:=[.F26]/128" office:value-type="percentage" office:value="1">
            <text:p>100%</text:p>
          </table:table-cell>
          <table:table-cell table:formula="of:=[.G26]-[.$D26]" office:value-type="percentage" office:value="0">
            <text:p>0.0%</text:p>
          </table:table-cell>
          <table:table-cell/>
          <table:table-cell table:style-name="ce7" table:formula="of:=FLOOR([.$B26]*16/[.$A26]; 1; 1 ) * 8" office:value-type="float" office:value="128">
            <text:p>128</text:p>
          </table:table-cell>
          <table:table-cell table:style-name="ce3" table:formula="of:=[.J26]/128" office:value-type="percentage" office:value="1">
            <text:p>100%</text:p>
          </table:table-cell>
          <table:table-cell table:formula="of:=[.K26]-[.$D26]" office:value-type="percentage" office:value="0">
            <text:p>0.0%</text:p>
          </table:table-cell>
          <table:table-cell/>
          <table:table-cell table:formula="of:=FLOOR( FLOOR([.$B26]*8/  FLOOR([.$A26]/256; 1;1 ) ; 1; 1 ) / 16; 1; 1)" office:value-type="float" office:value="141">
            <text:p>141</text:p>
          </table:table-cell>
          <table:table-cell table:style-name="ce3" table:formula="of:=[.N26]/128" office:value-type="percentage" office:value="1.1015625">
            <text:p>110%</text:p>
          </table:table-cell>
          <table:table-cell table:formula="of:=[.O26]-[.$D26]" office:value-type="percentage" office:value="0.1015625">
            <text:p>10.2%</text:p>
          </table:table-cell>
          <table:table-cell/>
          <table:table-cell table:formula="of:=FLOOR([.$B26]*8/  FLOOR([.$A26]/16; 1;1 ) ; 1; 1 )" office:value-type="float" office:value="128">
            <text:p>128</text:p>
          </table:table-cell>
          <table:table-cell table:style-name="ce3" table:formula="of:=[.R26]/128" office:value-type="percentage" office:value="1">
            <text:p>100%</text:p>
          </table:table-cell>
          <table:table-cell table:style-name="ce5" table:formula="of:=[.S26]-[.$D26]" office:value-type="percentage" office:value="0">
            <text:p>0.0%</text:p>
          </table:table-cell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0:34:57</meta:creation-date>
    <dc:date>2014-03-29T19:50:45</dc:date>
    <meta:editing-duration>PT9H38S</meta:editing-duration>
    <meta:editing-cycles>3</meta:editing-cycles>
    <meta:generator>LibreOffice/4.0.2.2$Linux_X86_64 LibreOffice_project/400m0$Build-2</meta:generator>
    <meta:document-statistic meta:table-count="1" meta:cell-count="375" meta:object-count="0"/>
  </office:meta>
</office:document-meta>
</file>